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Семен, [16.11.2022 15:49]</text:p>
      <text:p text:style-name="P1">Для установки всех зависимостей необходимо прописать pip3 install -r requirements.txt</text:p>
      <text:p text:style-name="P1">Основной запускаемый файл - main.py</text:p>
      <text:p text:style-name="P1">В нем просто инициализируется класс FacialOrientation, а затем запускается с помощью метода run.</text:p>
      <text:p text:style-name="P1">Аргументы метода не нужны никакие, кроме аргумента cap. Это индекс камеры, чаще всего это просто 0, камера по умолчанию.</text:p>
      <text:p text:style-name="P1">Сохранение изображения происходит на строке 184 файла facial_orientation.py.</text:p>
      <text:p text:style-name="P1"/>
      <text:p text:style-name="P1">Семен, [16.11.2022 15:51]</text:p>
      <text:p text:style-name="P1">Если вдруг в процессе, когда открытая камера, нужно запустить заново проверку всех условий, то есть если от платформы пришел негативный ответ, то достаточно поменять поле класса self.is_save на False и тогда процесс запуститься занов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